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opacity="0%" draw:textarea-horizontal-align="justify" draw:textarea-vertical-align="middle" draw:auto-grow-height="false" draw:shadow-offset-x="0.203cm" draw:shadow-offset-y="0.203cm" draw:shadow-opacity="0%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11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style:paragraph-properties fo:text-align="center"/>
    </style:style>
    <style:style style:name="P3" style:family="paragraph">
      <style:text-properties fo:font-size="9pt" fo:font-weight="bold" style:font-size-asian="9pt" style:font-weight-asian="bold" style:font-size-complex="9pt" style:font-weight-complex="bold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9pt" fo:font-style="italic" style:font-size-asian="9pt" style:font-style-asian="italic" style:font-size-complex="9pt" style:font-style-complex="italic"/>
    </style:style>
    <style:style style:name="P6" style:family="paragraph">
      <style:text-properties fo:font-size="8pt" style:font-size-asian="8pt" style:font-size-complex="8pt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style="italic" style:font-size-asian="9pt" style:font-style-asian="italic" style:font-size-complex="9pt" style:font-style-complex="italic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Organism" draw:style-name="gr1" draw:text-style-name="P1" draw:layer="layout" svg:width="6.096cm" svg:height="5.334cm" svg:x="7.112cm" svg:y="2.54cm">
          <svg:title>Organism</svg:title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81cm" svg:height="3.068cm" svg:x="9.144cm" svg:y="3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988cm" svg:height="0.607cm" svg:x="5.588cm" svg:y="2.794cm">
          <draw:text-box>
            <text:p><text:span text:style-name="T1">Organism</text:span></text:p>
          </draw:text-box>
        </draw:frame>
        <draw:frame draw:style-name="gr3" draw:text-style-name="P4" draw:layer="layout" svg:width="3.048cm" svg:height="0.607cm" svg:x="7.62cm" svg:y="3.457cm">
          <draw:text-box>
            <text:p><text:span text:style-name="T2">'Plant pathogen'</text:span></text:p>
          </draw:text-box>
        </draw:frame>
        <draw:frame draw:style-name="gr3" draw:text-style-name="P5" draw:layer="layout" svg:width="3.048cm" svg:height="0.607cm" svg:x="14.224cm" svg:y="4.826cm">
          <draw:text-box>
            <text:p><text:span text:style-name="T3">causes symptom</text:span></text:p>
          </draw:text-box>
        </draw:frame>
        <draw:custom-shape draw:name="Organism" draw:style-name="gr1" draw:text-style-name="P1" draw:layer="layout" svg:width="6.096cm" svg:height="5.551cm" svg:x="17.526cm" svg:y="3.593cm">
          <svg:title>Organism</svg:title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533cm" svg:height="0.607cm" svg:x="20.597cm" svg:y="2.949cm">
          <draw:text-box>
            <text:p><text:span text:style-name="T1">Phenotypic process</text:span></text:p>
          </draw:text-box>
        </draw:frame>
        <draw:custom-shape draw:style-name="gr4" draw:text-style-name="P2" xml:id="id1" draw:id="id1" draw:layer="layout" svg:width="0.508cm" svg:height="0.508cm" svg:x="9.652cm" svg:y="4.8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1.778cm" svg:height="0.607cm" svg:x="20.574cm" svg:y="4.727cm">
          <draw:text-box>
            <text:p><text:span text:style-name="T2">Canker</text:span></text:p>
          </draw:text-box>
        </draw:frame>
        <draw:frame draw:style-name="gr3" draw:text-style-name="P4" draw:layer="layout" svg:width="1.778cm" svg:height="0.607cm" svg:x="19.05cm" svg:y="6.604cm">
          <draw:text-box>
            <text:p><text:span text:style-name="T2">Blight</text:span></text:p>
          </draw:text-box>
        </draw:frame>
        <draw:custom-shape draw:style-name="gr4" draw:text-style-name="P2" draw:layer="layout" svg:width="0.001cm" svg:height="0.001cm" svg:x="19.737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curve" svg:x1="9.906cm" svg:y1="5.334cm" svg:x2="21.082cm" svg:y2="5.588cm" draw:start-shape="id1" draw:start-glue-point="6" draw:end-shape="id2" draw:end-glue-point="5" svg:d="m9906 5334c0 753 2858 627 3605 502s-619-248 7571-248">
          <text:p/>
        </draw:connector>
        <draw:connector draw:style-name="gr5" draw:text-style-name="P2" draw:layer="layout" draw:type="curve" svg:x1="9.906cm" svg:y1="5.334cm" svg:x2="20.32cm" svg:y2="6.35cm" draw:start-shape="id1" draw:start-glue-point="6" draw:end-shape="id3" draw:end-glue-point="5" svg:d="m9906 5334c0 678 3471 1016 10414 1016">
          <text:p/>
        </draw:connector>
        <draw:frame draw:style-name="gr3" draw:text-style-name="P4" draw:layer="layout" svg:width="3.302cm" svg:height="0.607cm" svg:x="10.061cm" svg:y="4.748cm">
          <draw:text-box>
            <text:p><text:span text:style-name="T2">NCBITaxon_552</text:span></text:p>
          </draw:text-box>
        </draw:frame>
        <draw:frame draw:style-name="gr3" draw:text-style-name="P5" draw:layer="layout" svg:width="3.048cm" svg:height="0.607cm" svg:x="13.97cm" svg:y="6.505cm">
          <draw:text-box>
            <text:p><text:span text:style-name="T3">causes symptom</text:span></text:p>
          </draw:text-box>
        </draw:frame>
        <draw:custom-shape draw:name="Organism" draw:style-name="gr1" draw:text-style-name="P1" draw:layer="layout" svg:width="8.382cm" svg:height="7.465cm" svg:x="9.652cm" svg:y="9.807cm">
          <svg:title>Organism</svg:title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132cm" svg:height="0.607cm" svg:x="9.044cm" svg:y="16.256cm">
          <draw:text-box>
            <text:p><text:span text:style-name="T1">Phenotype</text:span></text:p>
          </draw:text-box>
        </draw:frame>
        <draw:custom-shape draw:style-name="gr1" draw:text-style-name="P2" draw:layer="layout" svg:width="6.858cm" svg:height="5.588cm" svg:x="10.668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5.588cm" svg:height="0.607cm" svg:x="11.176cm" svg:y="16.002cm">
          <draw:text-box>
            <text:p><text:span text:style-name="T2">'Susceptibility phenotype'</text:span></text:p>
          </draw:text-box>
        </draw:frame>
        <draw:custom-shape draw:style-name="gr6" draw:text-style-name="P2" xml:id="id5" draw:id="id5" draw:layer="layout" svg:width="1.016cm" svg:height="1.077cm" svg:x="15.24cm" svg:y="11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4.826cm" svg:height="0.569cm" svg:x="10.668cm" svg:y="12.639cm">
          <draw:text-box>
            <text:p><text:span text:style-name="T4">'Tissue disintegration phenotype'</text:span></text:p>
          </draw:text-box>
        </draw:frame>
        <draw:frame draw:style-name="gr7" draw:text-style-name="P6" draw:layer="layout" svg:width="4.064cm" svg:height="0.887cm" svg:x="11.43cm" svg:y="14.099cm">
          <draw:text-box>
            <text:p><text:span text:style-name="T4">'Vascular system damage phenotype'</text:span></text:p>
          </draw:text-box>
        </draw:frame>
        <draw:frame draw:style-name="gr3" draw:text-style-name="P6" draw:layer="layout" svg:width="4.572cm" svg:height="0.569cm" svg:x="11.43cm" svg:y="11.369cm">
          <draw:text-box>
            <text:p><text:span text:style-name="T4">'Color variation phenotype'</text:span></text:p>
          </draw:text-box>
        </draw:frame>
        <draw:frame draw:style-name="gr3" draw:text-style-name="P5" draw:layer="layout" svg:width="1.524cm" svg:height="0.607cm" svg:x="18.542cm" svg:y="10.668cm">
          <draw:text-box>
            <text:p><text:span text:style-name="T3">part of</text:span></text:p>
          </draw:text-box>
        </draw:frame>
        <draw:custom-shape draw:style-name="gr6" draw:text-style-name="P2" xml:id="id7" draw:id="id7" draw:layer="layout" svg:width="1.084cm" svg:height="1.084cm" svg:x="15.24cm" svg:y="13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6" draw:id="id6" draw:layer="layout" svg:width="1.084cm" svg:height="1.084cm" svg:x="15.24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1.524cm" svg:height="0.607cm" svg:x="17.78cm" svg:y="9.807cm">
          <draw:text-box>
            <text:p><text:span text:style-name="T3">part of</text:span></text:p>
          </draw:text-box>
        </draw:frame>
        <draw:frame draw:style-name="gr3" draw:text-style-name="P5" draw:layer="layout" svg:width="1.524cm" svg:height="0.607cm" svg:x="18.288cm" svg:y="11.43cm">
          <draw:text-box>
            <text:p><text:span text:style-name="T3">part of</text:span></text:p>
          </draw:text-box>
        </draw:frame>
        <draw:frame draw:style-name="gr3" draw:text-style-name="P5" draw:layer="layout" svg:width="1.524cm" svg:height="0.607cm" svg:x="19.05cm" svg:y="12.093cm">
          <draw:text-box>
            <text:p><text:span text:style-name="T3">part of</text:span></text:p>
          </draw:text-box>
        </draw:frame>
        <draw:custom-shape draw:style-name="gr4" draw:text-style-name="P2" xml:id="id3" draw:id="id3" draw:layer="layout" svg:width="0.508cm" svg:height="0.508cm" svg:x="20.32cm" svg:y="6.0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4" draw:id="id4" draw:layer="layout" svg:width="0.508cm" svg:height="0.508cm" svg:x="20.32cm" svg:y="6.09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2" draw:id="id2" draw:layer="layout" svg:width="0.508cm" svg:height="0.508cm" svg:x="21.082cm" svg:y="5.33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draw:type="curve" svg:x1="20.574cm" svg:y1="6.604cm" svg:x2="16.108cm" svg:y2="11.272cm" draw:start-shape="id4" draw:start-glue-point="6" draw:end-shape="id5" draw:end-glue-point="11" svg:d="m20574 6604c0 3112-1488 4668-4466 4668">
          <text:p/>
        </draw:connector>
        <draw:connector draw:style-name="gr5" draw:text-style-name="P2" draw:layer="layout" draw:type="line" svg:x1="18.365cm" svg:y1="10.895cm" svg:x2="16.166cm" svg:y2="12.604cm" draw:end-shape="id6" draw:end-glue-point="11" svg:d="m18365 10895-2199 1709">
          <text:p/>
        </draw:connector>
        <draw:connector draw:style-name="gr5" draw:text-style-name="P2" draw:layer="layout" draw:type="curve" svg:x1="21.336cm" svg:y1="5.842cm" svg:x2="16.324cm" svg:y2="12.988cm" draw:start-shape="id2" draw:start-glue-point="6" draw:end-shape="id6" draw:end-glue-point="10" svg:d="m21336 5842c0 4764-1670 7146-5012 7146">
          <text:p/>
        </draw:connector>
        <draw:connector draw:style-name="gr5" draw:text-style-name="P2" draw:layer="layout" draw:type="line" svg:x1="18.495cm" svg:y1="12.581cm" svg:x2="16.324cm" svg:y2="14.444cm" draw:end-shape="id7" draw:end-glue-point="10" svg:d="m18495 12581-2171 1863">
          <text:p/>
        </draw:connector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x </meta:initial-creator>
    <meta:creation-date>2013-10-15T12:50:40</meta:creation-date>
    <dc:date>2013-12-16T13:17:23</dc:date>
    <dc:creator>Alexx </dc:creator>
    <meta:editing-duration>PT2H36M29S</meta:editing-duration>
    <meta:editing-cycles>46</meta:editing-cycles>
    <meta:generator>LibreOffice/3.6$Linux_X86_64 LibreOffice_project/360m1$Build-2</meta:generator>
    <meta:document-statistic meta:object-count="59"/>
  </office:meta>
</office:document-meta>
</file>